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Standard" style:list-style-name="L2">
      <style:text-properties style:font-name="Arial" fo:font-size="12pt" style:font-size-asian="12pt" style:font-size-complex="12pt"/>
    </style:style>
    <style:style style:name="P4" style:family="paragraph" style:parent-style-name="Standard" style:list-style-name="L3">
      <style:text-properties style:font-name="Arial" fo:font-size="12pt" style:font-size-asian="12pt" style:font-size-complex="12pt"/>
    </style:style>
    <style:style style:name="P5" style:family="paragraph" style:parent-style-name="Standard" style:list-style-name="L4">
      <style:text-properties style:font-name="Arial" fo:font-size="12pt" style:font-size-asian="12pt" style:font-size-complex="12pt"/>
    </style:style>
    <style:style style:name="P6" style:family="paragraph" style:parent-style-name="Standard" style:list-style-name="L5">
      <style:text-properties style:font-name="Arial" fo:font-size="12pt" style:font-size-asian="12pt" style:font-size-complex="12pt"/>
    </style:style>
    <style:style style:name="P7" style:family="paragraph" style:parent-style-name="Standard" style:list-style-name="L6">
      <style:text-properties style:font-name="Arial" fo:font-size="12pt" style:font-size-asian="12pt" style:font-size-complex="12pt"/>
    </style:style>
    <style:style style:name="P8" style:family="paragraph" style:parent-style-name="Standard">
      <style:text-properties fo:color="#000000" style:font-name="Arial" fo:font-size="12pt" fo:background-color="transparent" style:font-size-asian="12pt" style:font-size-complex="12pt"/>
    </style:style>
    <style:style style:name="P9"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1"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1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1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1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6"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7"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8"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
    </style:style>
    <style:style style:name="P19"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20"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23" style:family="paragraph" style:parent-style-name="Standard" style:list-style-name="L7">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4" style:family="paragraph" style:parent-style-name="Text_20_body">
      <style:text-properties style:font-name="Arial"/>
    </style:style>
    <style:style style:name="P25" style:family="paragraph" style:parent-style-name="Text_20_body" style:list-style-name="L1">
      <style:text-properties style:font-name="Arial"/>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paragraph-properties fo:break-before="page"/>
    </style:style>
    <style:style style:name="P30" style:family="paragraph" style:parent-style-name="Heading_20_2">
      <style:text-properties style:font-name="Arial"/>
    </style:style>
    <style:style style:name="P31" style:family="paragraph" style:parent-style-name="Heading_20_1">
      <style:text-properties style:font-name="Arial"/>
    </style:style>
    <style:style style:name="P32" style:family="paragraph" style:parent-style-name="Heading_20_1">
      <style:paragraph-properties fo:break-before="page"/>
      <style:text-properties style:font-name="Arial"/>
    </style:style>
    <style:style style:name="P33" style:family="paragraph" style:parent-style-name="Heading_20_3">
      <style:text-properties style:font-name="Arial"/>
    </style:style>
    <style:style style:name="P34" style:family="paragraph" style:parent-style-name="Footer">
      <style:paragraph-properties fo:text-align="center" style:justify-single-word="false"/>
    </style:style>
    <style:style style:name="P35" style:family="paragraph" style:parent-style-name="Contents_20_2">
      <style:paragraph-properties>
        <style:tab-stops>
          <style:tab-stop style:position="6.4984in" style:type="right" style:leader-style="dotted" style:leader-text="."/>
        </style:tab-stops>
      </style:paragraph-properties>
    </style:style>
    <style:style style:name="P36" style:family="paragraph" style:parent-style-name="Contents_20_1">
      <style:paragraph-properties>
        <style:tab-stops>
          <style:tab-stop style:position="6.6953in" style:type="right" style:leader-style="dotted" style:leader-text="."/>
        </style:tab-stops>
      </style:paragraph-properties>
    </style:style>
    <style:style style:name="P37" style:family="paragraph" style:parent-style-name="Contents_20_3">
      <style:paragraph-properties>
        <style:tab-stops>
          <style:tab-stop style:position="6.302in" style:type="right" style:leader-style="dotted" style:leader-text="."/>
        </style:tab-stops>
      </style:paragraph-properties>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style>
    <style:style style:name="T4" style:family="text">
      <style:text-properties style:use-window-font-color="true" style:font-name="Arial" style:text-underline-style="none"/>
    </style:style>
    <style:style style:name="T5" style:family="text">
      <style:text-properties style:font-name-asian="RGNVTW+CMTT12" style:font-name-complex="RGNVTW+CMTT12"/>
    </style:style>
    <style:style style:name="T6" style:family="text">
      <style:text-properties fo:color="#000000"/>
    </style:style>
    <style:style style:name="T7" style:family="text">
      <style:text-properties fo:color="#000000" style:font-name-asian="Monospace" style:font-name-complex="Monospace"/>
    </style:style>
    <style:style style:name="T8" style:family="text">
      <style:text-properties fo:color="#005032"/>
    </style:style>
    <style:style style:name="T9" style:family="text">
      <style:text-properties fo:color="#005032" style:font-name-asian="Monospace" style:font-name-complex="Monospace"/>
    </style:style>
    <style:style style:name="T10" style:family="text">
      <style:text-properties fo:color="#0000c0"/>
    </style:style>
    <style:style style:name="T11" style:family="text">
      <style:text-properties fo:color="#0000c0" style:font-name-asian="Monospace" style:font-name-complex="Monospace"/>
    </style:style>
    <style:style style:name="T12" style:family="text">
      <style:text-properties fo:color="#7f0055" fo:font-weight="bold" style:font-weight-asian="bold" style:font-weight-complex="bold"/>
    </style:style>
    <style:style style:name="T13" style:family="text">
      <style:text-properties fo:font-size="12pt" style:font-size-asian="12pt" style:font-size-complex="12p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Trabajo Práctico PPMC</text:p>
      <text:p text:style-name="P11"/>
      <text:p text:style-name="P12"><text:span text:style-name="T1">Pablo Magnaghi, </text:span><text:span text:style-name="T2">Padrón 88126</text:span></text:p>
      <text:p text:style-name="P1"><text:a xlink:type="simple" xlink:href="mailto:pablomagnaghi@gmail.com"><text:span text:style-name="T4">pablomagnaghi@gmail.com</text:span></text:a></text:p>
      <text:p text:style-name="P11"/>
      <text:p text:style-name="P11">Luis Paniagua, Padrón<text:span text:style-name="T2"> </text:span>86862</text:p>
      <text:p text:style-name="P11">panus_85@hotmail.com</text:p>
      <text:p text:style-name="P11"/>
      <text:p text:style-name="P13"><text:bookmark text:name="upi"/><text:span text:style-name="T5">Carlos Pantelides, Padrón </text:span>74901</text:p>
      <text:p text:style-name="P11">carlos_pantelides@yahoo.com</text:p>
      <text:p text:style-name="P11"/>
      <text:p text:style-name="P14"/>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imer Cuatrimestre de 2011</text:p>
      <text:p text:style-name="P15">75. 06 Organización de Datos</text:p>
      <text:p text:style-name="P15">Cátedra Saubidet </text:p>
      <text:p text:style-name="P15">Facultad de Ingeniería, Universidad de Buenos Aires</text:p>
      <text:p text:style-name="P16"/>
      <text:h text:style-name="P32" text:outline-level="1">Opciones de uso</text:h>
      <text:p text:style-name="P24"/>
      <text:p text:style-name="P24">-c ruta archivo: comprimir</text:p>
      <text:p text:style-name="P24"/>
      <text:p text:style-name="P24">-x ruta archivo: descomprimir </text:p>
      <text:p text:style-name="P24"/>
      <text:p text:style-name="P24">-s ruta archivo: archivo opcional de salida (default .XX según el enunciado)</text:p>
      <text:p text:style-name="P24"/>
      <text:p text:style-name="P24">-o número: orden de modelos (default: aplicar AI)</text:p>
      <text:p text:style-name="P24"/>
      <text:p text:style-name="P24">-b número: <text:s/>tamaño del buffer de entrada/salida (default: DETERMINAR)</text:p>
      <text:p text:style-name="P24"/>
      <text:p text:style-name="P24">Reglas:</text:p>
      <text:list xml:id="list1089883887" text:style-name="L1">
        <text:list-item>
          <text:p text:style-name="P25">No se puede proveer -c y -x a la vez</text:p>
        </text:list-item>
        <text:list-item>
          <text:p text:style-name="P25">No se puede proveer -x y -o a la vez</text:p>
        </text:list-item>
      </text:list>
      <text:p text:style-name="P24"/>
      <text:p text:style-name="P24">Se proveen las opciones -s, -o y -b para facilitar testing y mediciones de performance.</text:p>
      <text:h text:style-name="P31" text:outline-level="1">Formato del archivo comprimido</text:h>
      <text:p text:style-name="P24">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31" text:outline-level="1">Detalles de Implementación</text:h>
      <text:h text:style-name="P30" text:outline-level="2">Implementación del compresor PPMC</text:h>
      <text:p text:style-name="P2"/>
      <text:p text:style-name="P2">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2">Para la compresión se utilizaron dos atributos, top y bottom, que en primer lugar son los números:<text:line-break/>BOTTOM: 0 ; TOP: 0x1FFFFFFFF, para luego ir recorriendo el archivo, y según los límites en cada modelo se van actualizando.</text:p>
      <text:p text:style-name="P2"/>
      <text:h text:style-name="P33" text:outline-level="3"><text:soft-page-break/>Métodos útiles del Compresor aritmético</text:h>
      <text:p text:style-name="P2"/>
      <text:list xml:id="list1322623940" text:style-name="L2">
        <text:list-item>
          <text:p text:style-name="P3">Compress: este método es el encargado de recorrer el archivo de entrada y pasarle cada carácter leído al método process, que es el encargado de crear los modelos, y calcular los nuevos límites para trabajar según el carácter y según el modelo donde fue encontrado.</text:p>
        </text:list-item>
      </text:list>
      <text:p text:style-name="P2"/>
      <text:h text:style-name="P33" text:outline-level="3">Métodos de normalización</text:h>
      <text:p text:style-name="P2"/>
      <text:list xml:id="list243600432" text:style-name="L3">
        <text:list-item>
          <text:p text:style-name="P4">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4">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4">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2"/>
      <text:p text:style-name="P2"><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2"/>
      <text:h text:style-name="P33" text:outline-level="3">Métodos del compresor PPMC</text:h>
      <text:p text:style-name="P2"/>
      <text:p text:style-name="P2">Además del compress que es el encargado de leer los bits y procesarlos, existe el método que maneja todos los modelos y pide los nuevos límites para seguir con la compresión.</text:p>
      <text:p text:style-name="P2"/>
      <text:p text:style-name="P2">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los casos de overflow <text:soft-page-break/>y underflow y continuar con el proceso.</text:p>
      <text:p text:style-name="P2"/>
      <text:h text:style-name="P30" text:outline-level="2">Implementación del descompresor</text:h>
      <text:p text:style-name="P2"/>
      <text:p text:style-name="P2">Al igual que el compresor, consiste en una clase con métodos comunes para un descompresor aritmético y una clase particular para el descompresor del algoritmo PPMC.</text:p>
      <text:p text:style-name="P2"/>
      <text:h text:style-name="P33" text:outline-level="3">DescompresorAritmético</text:h>
      <text:p text:style-name="P2"/>
      <text:p text:style-name="P8">Estructura:</text:p>
      <text:p text:style-name="P8"/>
      <text:p text:style-name="P9"><text:tab/><text:tab/>u_int64_t bottom;</text:p>
      <text:p text:style-name="P21"><text:span text:style-name="T6"><text:tab/><text:tab/></text:span><text:span text:style-name="T8">u_int64_t</text:span><text:span text:style-name="T6"> </text:span><text:span text:style-name="T10">top</text:span><text:span text:style-name="T6">;</text:span></text:p>
      <text:p text:style-name="P21"><text:span text:style-name="T6"><text:tab/><text:tab/></text:span><text:span text:style-name="T8">u_int32_t</text:span><text:span text:style-name="T6"> </text:span><text:span text:style-name="T10">number</text:span><text:span text:style-name="T6">;</text:span></text:p>
      <text:p text:style-name="P21"><text:span text:style-name="T6"><text:tab/><text:tab/></text:span><text:span text:style-name="T12">int</text:span><text:span text:style-name="T6"> </text:span><text:span text:style-name="T10">bitsInNumber</text:span><text:span text:style-name="T6">;</text:span></text:p>
      <text:p text:style-name="P21"><text:span text:style-name="T6"><text:tab/><text:tab/></text:span><text:span text:style-name="T12">char</text:span><text:span text:style-name="T6"> </text:span><text:span text:style-name="T10">buffer</text:span><text:span text:style-name="T6">;</text:span></text:p>
      <text:p text:style-name="P21"><text:span text:style-name="T6"><text:tab/><text:tab/></text:span><text:span text:style-name="T12">int</text:span><text:span text:style-name="T6"> </text:span><text:span text:style-name="T10">bitsInBuffer</text:span><text:span text:style-name="T6">;</text:span></text:p>
      <text:p text:style-name="P22"><text:span text:style-name="T7"><text:tab/><text:tab/></text:span><text:span text:style-name="T9">queue</text:span><text:span text:style-name="T7">&lt;</text:span><text:span text:style-name="T9">u_int16_t</text:span><text:span text:style-name="T7">&gt; </text:span><text:span text:style-name="T11">cola</text:span><text:span text:style-name="T7">;</text:span></text:p>
      <text:p text:style-name="P2"/>
      <text:p text:style-name="P2">Tiene una estructura similar al compresor aritmético, nada mas que se le añade un “number”, que es el número actual para ir descubriendo que carácter corresponde emitir según los límites actuales.</text:p>
      <text:p text:style-name="P2">Además de esto, contiene una serie de indicadores para manejar los bits que se tienen que ir sumando al number a medida que se van eliminando los bits según casos de overflow y underflow. </text:p>
      <text:p text:style-name="P2">El indicador bitsInBuffer existe para determinar si luego de una iteración en la cual se eliminan pocos bits, existen mas bits en el buffer para seguir agregándole al número.</text:p>
      <text:p text:style-name="P2"/>
      <text:p text:style-name="P2">Finalmente la cola está para ir almacenando los caracteres que se van descubriendo cuando va avanzando la descompresión. Su principal utilidad se da en el caso en que se pueden descomprimir mas de 1 carácter con una sola iteración.</text:p>
      <text:p text:style-name="P2"/>
      <text:h text:style-name="P33" text:outline-level="3">Métodos del Descompresor Aritmetico</text:h>
      <text:p text:style-name="P2"/>
      <text:p text:style-name="P2">En si hay dos métodos para manejar la normalización y un método extra que se llama process, que es el encargado de devolver caracteres a medida que se van resolviendo.</text:p>
      <text:p text:style-name="P2"/>
      <text:p text:style-name="P2">Métodos para la normalización</text:p>
      <text:list xml:id="list823193200" text:style-name="L4">
        <text:list-item>
          <text:p text:style-name="P5">SolveOverflow y solveUnderflow, la lógica de estos métodos es igual a la del compresor, lo único que varia es que en vez de escribir los bits a un archivo de salida, se sacan del número que esta siendo procesado, asi queda acorde a los techos y pisos actuales.</text:p>
        </text:list-item>
      </text:list>
      <text:p text:style-name="P2"/>
      <text:p text:style-name="P2">Métodos para manejar la descompresión</text:p>
      <text:list xml:id="list2050974180" text:style-name="L5">
        <text:list-item>
          <text:p text:style-name="P6">Existe un método llamado uncompress, que en si tiene la misma lógica del compress. Se leen los bits del archivo comprimido y se los pasa al descompresor <text:soft-page-break/>para que comience a descomprimir.</text:p>
        </text:list-item>
        <text:list-item>
          <text:p text:style-name="P6">Extract: Este método es el que se encarga de devolver el carácter descomprimido. Consiste en preguntar cuando la cola de caracteres descomprimido tiene algujn carácter adentro, si tiene lo devuelve, sino procesa una iteración de descompresión hasta que se cargue alguno en la cola. Como se menciono anteriormente, quizas con una sola iteración (Lease iteración como pedir un byte del archivo comprimido y pasarselo al número que se procesa).</text:p>
        </text:list-item>
      </text:list>
      <text:p text:style-name="P2"/>
      <text:p text:style-name="P2">Métodos del DescompresorPPMC</text:p>
      <text:p text:style-name="P2">El método mas importante es el Process.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2">Este método depende mucho de la clase auxiliar TableCalculator, que es la que se encarga de devolver el carácter apropiado para un número determinado.</text:p>
      <text:p text:style-name="P2"/>
      <text:h text:style-name="P30" text:outline-level="2">Clase TableCalculator</text:h>
      <text:p text:style-name="P2"/>
      <text:p text:style-name="P2">Es la clase que se encarga de hacer los cálculos sobre los modelos. Sirve tanto para el compresor como para el descompresor. </text:p>
      <text:p text:style-name="P2"/>
      <text:p text:style-name="P2">Para el compresor, tiene los métodos que devuelven los limites correspondientes según el carácter de entrada que se le mande.</text:p>
      <text:p text:style-name="P2"/>
      <text:list xml:id="list1817328619" text:style-name="L6">
        <text:list-item>
          <text:p text:style-name="P7">Los métodos llamados getLimits: son los que devuelven los li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en que los caracteres de exclusión son excluidos de todo tipo de cuenta que se hace en este método.</text:p>
        </text:list-item>
      </text:list>
      <text:p text:style-name="P2"/>
      <text:list xml:id="list1507072277" text:continue-numbering="true" text:style-name="L6">
        <text:list-item>
          <text:p text:style-name="P18"><text:span text:style-name="T13">Los métodos llamados findChar: Son aquellos que dado un número, devuelve el carácter o el escape según el modelo en que se este tratando. Para que los métodos de esta índole sean efectivos, el número que se le pasa debe tener la mayor precisión posible</text:span>, de otro modo no seran resueltas las consultas.</text:p>
        </text:list-item>
      </text:list>
      <text:p text:style-name="P17"/>
      <text:h text:style-name="Heading_20_2" text:outline-level="2">Clase AI para selección de orden</text:h>
      <text:p text:style-name="Text_20_body">A rai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olo al comprimir sino al descomprimir, valor del que obviamente no se dispone en el momento de comprimir, asi que hemos aplicado un criterio bastante laxo.</text:p>
      <text:p text:style-name="Text_20_body"><text:soft-page-break/>Con respecto a los archivos mixtos como pueden ser los .tar, .ps, .svg donde pueden haber datos binarios y de texto intercalados, la manera de lidiar sería la utilización de bloques, leer cada bloque y evaluar según la variedad de caracteres que orden utilizar. En este caso podriamos desembarazarnos de las extensiones, ya que bien puede haber un ejecutable con muchos datos de texto.</text:p>
      <text:h text:style-name="Heading_20_1" text:outline-level="1">Compilación</text:h>
      <text:p text:style-name="Text_20_body">Utilizar el Makefile provisto. Utilizar el target test para aplicar tests funcionales. </text:p>
      <text:h text:style-name="P31" text:outline-level="1">Topología del proyecto</text:h>
      <text:p text:style-name="P17"/>
      <text:list xml:id="list1746830920" text:style-name="L7">
        <text:list-item>
          <text:p text:style-name="P19">doc:<text:tab/><text:tab/><text:tab/><text:tab/>documentación</text:p>
        </text:list-item>
        <text:list-item>
          <text:p text:style-name="P19">ppmc:<text:tab/><text:tab/><text:tab/><text:tab/>código fuente con Makefile</text:p>
        </text:list-item>
        <text:list-item>
          <text:p text:style-name="P20">test<text:tab/><text:tab/><text:tab/>algunos test funcionales, invocar con “make test”</text:p>
          <text:p text:style-name="P20"/>
        </text:list-item>
        <text:list-item>
          <text:p text:style-name="P23">fixtures<text:tab/><text:tab/><text:tab/>arhivos para los test funcionales y de performance</text:p>
        </text:list-item>
        <text:list-item>
          <text:p text:style-name="P20">binary</text:p>
        </text:list-item>
        <text:list-item>
          <text:p text:style-name="P20">mixed</text:p>
        </text:list-item>
        <text:list-item>
          <text:p text:style-name="P20">text</text:p>
        </text:list-item>
        <text:list-item>
          <text:p text:style-name="P19">pruebas</text:p>
        </text:list-item>
        <text:list-item>
          <text:p text:style-name="P20">file_performance<text:tab/>mediciones del tamaño de buffer de entrada/salida</text:p>
        </text:list-item>
        <text:list-item>
          <text:p text:style-name="P20">limits<text:tab/><text:tab/><text:tab/>comprobación de los tipos utilizados</text:p>
        </text:list-item>
        <text:list-item>
          <text:p text:style-name="P20">memory<text:tab/><text:tab/>mediciones de memoria utilizada</text:p>
        </text:list-item>
        <text:list-item>
          <text:p text:style-name="P20">ratio_time<text:tab/><text:tab/>mediciones de nivel y velocidad</text:p>
        </text:list-item>
      </text:list>
      <text:h text:style-name="P31" text:outline-level="1">Análisis de Performance</text:h>
      <text:p text:style-name="P24">Aclaraciones preliminares: las medidas han sido tomadas con time, que no es necesariamente muy preciso y en condiciones distantes de las ideales, con X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abamos buscando una medida absoluta de performance sino relativa, para seleccionar el tamaño de buffer y el orden óptimo.</text:p>
      <text:h text:style-name="P30" text:outline-level="2">Uso de memoria</text:h>
      <text:p text:style-name="P24">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sostenido [short_binary (8192) order 5] y [binaryfile (87501) order 5]. Ver referencias en uso_de_memoria.odt.</text:p>
      <text:p text:style-name="P24">Acerca de la interpretación: el eje x evidentemente representa el tiempo, pero no le encuentramos sentido al número ni a las unidades y no hemos hallado referencias.</text:p>
      <text:p text:style-name="P24">[http://valgrind.org/docs/manual/ms-manual.html#ms-manual.ms_print-options]</text:p>
      <text:p text:style-name="P24"><text:soft-page-break/>9.6. Massif's Output File Format</text:p>
      <text:p text:style-name="P24">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30" text:outline-level="2">Buffer de entrada/salida</text:h>
      <text:p text:style-name="P24">Tomando de modo aislado las clases de lectura/escritura, según las pruebas, no hace diferencia el tamaño de buffer. Véase pruebas/file_performance</text:p>
      <text:h text:style-name="P30" text:outline-level="2">Cantidad de modelos</text:h>
      <text:p text:style-name="P24">En la carpeta pruebas/ratio_time estan el script de medición y los resultados crudos.</text:p>
      <text:p text:style-name="P24">En el archivo tablas.ods están los datos procesados. </text:p>
      <text:p text:style-name="P24">A medida que se avanzó en la recopilación y análisis de datos, se dejaron de tomar muestras completas debido al alto tiempo insumido. Los “--” a la izquierda de las tablas no fueron tomados, los de la derecha por thrashing.</text:p>
      <text:h text:style-name="P33" text:outline-level="3">Archivos binarios</text:h>
      <text:p text:style-name="P24">La cantidad de modelos no afecta de modo significativo ni el tiempo ni el nivel de compresión de archivos binarios. Pasa de malo a muy malo. Sería conveniente hallar una manera de detectar que tipo de archivo es para así evitar comprimir, quizas utilizando un bit del header, ahora hay cinco libres de hecho.</text:p>
      <text:h text:style-name="P33" text:outline-level="3">Archivos de texto</text:h>
      <text:p text:style-name="P24">Cuanto mayor el orden, mayor el nivel de compresión y menor el tiempo de procesamiento. Sin embargo, llega un punto en que utiliza tanta memoria que el sistema thrashea y pierde la ventaja. </text:p>
      <text:h text:style-name="P33" text:outline-level="3">Descompresión</text:h>
      <text:p text:style-name="P24">Tomamos una muestra menor para ver si las observaciones obtenidas en la compresión son extensibles.</text:p>
      <text:p text:style-name="P24">Con el comando:</text:p>
      <text:p text:style-name="P24"><text:tab/>grep pruebas/file_<text:span text:style-name="T3">performance/</text:span>report_descompresion.txt -e real -e "--"</text:p>
      <text:p text:style-name="P24">se puede apreciar que la descompresión consume entre un 10% y 20% más de tiempo que la compresión, asi que podemos considerar válido extender el análisis.</text:p>
      <text:h text:style-name="Heading_20_1" text:outline-level="1">Lo que nos quedó en el tintero</text:h>
      <text:h text:style-name="Heading_20_2" text:outline-level="2">Arquitectura y calidad de código</text:h>
      <text:list xml:id="list1312353050" text:style-name="L10">
        <text:list-item>
          <text:p text:style-name="P26">Limpieza del diseño de clases.</text:p>
        </text:list-item>
        <text:list-item>
          <text:p text:style-name="P26"><text:soft-page-break/>Refactorizar código repetido.</text:p>
        </text:list-item>
        <text:list-item>
          <text:p text:style-name="P26">Recuperar el unit testing con que comenzó el trabajo práctico.</text:p>
        </text:list-item>
      </text:list>
      <text:h text:style-name="Heading_20_2" text:outline-level="2">FrequencyTables</text:h>
      <text:list xml:id="list1210065136" text:style-name="L12">
        <text:list-item>
          <text:p text:style-name="P28">Utilizar menos memoria, quizas comprimiendo.</text:p>
        </text:list-item>
        <text:list-item>
          <text:p text:style-name="P28">Mejorar la evaluación de exclusiones.</text:p>
        </text:list-item>
      </text:list>
      <text:h text:style-name="Heading_20_2" text:outline-level="2">AI</text:h>
      <text:list xml:id="list1918917262" text:style-name="L11">
        <text:list-item>
          <text:p text:style-name="P27">Medir más extensiones.</text:p>
        </text:list-item>
        <text:list-item>
          <text:p text:style-name="P27">Tomar varias muestras en archivos largos.</text:p>
        </text:list-item>
        <text:list-item>
          <text:p text:style-name="P27">Combinar extensiones y longitudes de archivo.</text:p>
        </text:list-item>
        <text:list-item>
          <text:p text:style-name="P27">Utilizar un archivo externo de mapeo, si el compresor llevara estadísticas, podria aprender.</text:p>
        </text:list-item>
      </text:list>
      <text:p text:style-name="Text_20_body"/>
      <text:p text:style-name="Text_20_body"/>
      <text:p text:style-name="P29"/>
      <text:table-of-content text:style-name="Sect1" text:protected="true" text:name="Table of Contents1">
        <text:table-of-content-source text:outline-level="10">
          <text:index-title-template text:style-name="Contents_20_Heading">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idos</text:p>
          </text:index-title>
          <text:p text:style-name="P36">1Opciones de uso<text:tab/>2</text:p>
          <text:p text:style-name="P36">2Formato del archivo comprimido<text:tab/>2</text:p>
          <text:p text:style-name="P36">3Detalles de Implementación<text:tab/>2</text:p>
          <text:p text:style-name="P35">3.1Implementación del compresor PPMC<text:tab/>2</text:p>
          <text:p text:style-name="P37">3.1.1Métodos útiles del Compresor aritmético<text:tab/>3</text:p>
          <text:p text:style-name="P37">3.1.2Métodos de normalización<text:tab/>3</text:p>
          <text:p text:style-name="P37">3.1.3Métodos del compresor PPMC<text:tab/>3</text:p>
          <text:p text:style-name="P35">3.2Implementación del descompresor<text:tab/>4</text:p>
          <text:p text:style-name="P37">3.2.1DescompresorAritmético<text:tab/>4</text:p>
          <text:p text:style-name="P37">3.2.2Métodos del Descompresor Aritmetico<text:tab/>4</text:p>
          <text:p text:style-name="P35">3.3Clase TableCalculator<text:tab/>5</text:p>
          <text:p text:style-name="P35">3.4Clase AI para selección de orden<text:tab/>5</text:p>
          <text:p text:style-name="P36">4Compilación<text:tab/>6</text:p>
          <text:p text:style-name="P36">5Topología del proyecto<text:tab/>6</text:p>
          <text:p text:style-name="P36">6Análisis de Performance<text:tab/>6</text:p>
          <text:p text:style-name="P35">6.1Uso de memoria<text:tab/>6</text:p>
          <text:p text:style-name="P35">6.2Buffer de entrada/salida<text:tab/>7</text:p>
          <text:p text:style-name="P35">6.3Cantidad de modelos<text:tab/>7</text:p>
          <text:p text:style-name="P37">6.3.1Archivos binarios<text:tab/>7</text:p>
          <text:p text:style-name="P37">6.3.2Archivos de texto<text:tab/>7</text:p>
          <text:p text:style-name="P37">6.3.3Descompresión<text:tab/>7</text:p>
          <text:p text:style-name="P36">7Lo que nos quedó en el tintero<text:tab/>7</text:p>
          <text:p text:style-name="P35">7.1Arquitectura y calidad de código<text:tab/>7</text:p>
          <text:p text:style-name="P35">7.2FrequencyTables<text:tab/>8</text:p>
          <text:p text:style-name="P35">7.3AI<text:tab/>8</text:p>
        </text:index-body>
      </text:table-of-conten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age-count>9</text:page-count></text:p>
      </style:footer>
      <style:footer-left>
        <text:p text:style-name="MP1"><text:page-number text:select-page="current">9</text:page-number>/<text:page-count>9</text:page-count></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20T16:26:08</dc:date>
    <meta:editing-duration>PT28H29M01S</meta:editing-duration>
    <meta:editing-cycles>51</meta:editing-cycles>
    <meta:generator>OpenOffice.org/3.1$Unix OpenOffice.org_project/310m21$Build-9319</meta:generator>
    <meta:document-statistic meta:table-count="0" meta:image-count="0" meta:object-count="0" meta:page-count="9" meta:paragraph-count="150" meta:word-count="2436" meta:character-count="14582"/>
  </office:meta>
</office:document-meta>
</file>